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es your open-source hardware related income come from...</text:p>
          </table:table-cell>
          <table:covered-table-cell table:style-name="ce10" office:value-type="string">
            <text:p>Does your open-source hardware related income come from...</text:p>
          </table:covered-table-cell>
          <table:covered-table-cell table:style-name="ce10" office:value-type="string">
            <text:p>Does your open-source hardware related income come from...</text:p>
          </table:covered-table-cell>
          <table:covered-table-cell table:style-name="ce10" office:value-type="string">
            <text:p>Does your open-source hardware related income come from...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elling my own open-source hardware products</text:p>
          </table:table-cell>
          <table:covered-table-cell table:style-name="ce12" office:value-type="string">
            <text:p>Selling my own open-source hardware products</text:p>
          </table:covered-table-cell>
          <table:table-cell table:style-name="ce17" office:value-type="percentage" office:value="0.657">
            <text:p>65.7%</text:p>
          </table:table-cell>
          <table:table-cell table:style-name="ce19" office:value-type="float" office:value="65">
            <text:p>6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etailing or distributing open-source hardware products designed by others</text:p>
          </table:table-cell>
          <table:covered-table-cell table:style-name="ce12" office:value-type="string">
            <text:p>Retailing or distributing open-source hardware products designed by others</text:p>
          </table:covered-table-cell>
          <table:table-cell table:style-name="ce17" office:value-type="percentage" office:value="0.131">
            <text:p>13.1%</text:p>
          </table:table-cell>
          <table:table-cell table:style-name="ce19" office:value-type="float" office:value="13">
            <text:p>1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roviding paid support or consulting for open-source hardware products</text:p>
          </table:table-cell>
          <table:covered-table-cell table:style-name="ce12" office:value-type="string">
            <text:p>Providing paid support or consulting for open-source hardware products</text:p>
          </table:covered-table-cell>
          <table:table-cell table:style-name="ce17" office:value-type="percentage" office:value="0.343">
            <text:p>34.3%</text:p>
          </table:table-cell>
          <table:table-cell table:style-name="ce19" office:value-type="float" office:value="34">
            <text:p>3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come from a company that produces open-source hardware products</text:p>
          </table:table-cell>
          <table:covered-table-cell table:style-name="ce12" office:value-type="string">
            <text:p>Income from a company that produces open-source hardware products</text:p>
          </table:covered-table-cell>
          <table:table-cell table:style-name="ce17" office:value-type="percentage" office:value="0.434">
            <text:p>43.4%</text:p>
          </table:table-cell>
          <table:table-cell table:style-name="ce19" office:value-type="float" office:value="43">
            <text:p>4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7">
            <text:p>7</text:p>
          </table:covered-table-cell>
          <table:table-cell table:style-name="ce20" office:value-type="float" office:value="7">
            <text:p>7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7 'Question 1'.C4:'Question 1'.C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99">
            <text:p>99</text:p>
          </table:covered-table-cell>
          <table:table-cell table:style-name="ce21" office:value-type="float" office:value="99">
            <text:p>99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908">
            <text:p>908</text:p>
          </table:covered-table-cell>
          <table:table-cell table:style-name="ce22" office:value-type="float" office:value="908">
            <text:p>908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4-01-09T23:12:00">
            <text:p>Jan 9, 2014 11:12 PM</text:p>
          </table:table-cell>
          <table:table-cell office:value-type="string">
            <text:p>art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08-10T07:51:00">
            <text:p>Aug 10, 2013 7:51 AM</text:p>
          </table:table-cell>
          <table:table-cell office:value-type="string">
            <text:p>Preparation for market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07-31T17:37:00">
            <text:p>Jul 31, 2013 5:37 PM</text:p>
          </table:table-cell>
          <table:table-cell office:value-type="string">
            <text:p>Teaching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7-25T15:47:00">
            <text:p>Jul 25, 2013 3:47 PM</text:p>
          </table:table-cell>
          <table:table-cell office:value-type="string">
            <text:p>Teaching the digital fabrication of open source hardware designs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7-25T08:44:00">
            <text:p>Jul 25, 2013 8:44 AM</text:p>
          </table:table-cell>
          <table:table-cell office:value-type="string">
            <text:p>workshops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7-25T02:43:00">
            <text:p>Jul 25, 2013 2:43 AM</text:p>
          </table:table-cell>
          <table:table-cell office:value-type="string">
            <text:p>I just started engineering for Adafruit Industries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7-24T17:53:00">
            <text:p>Jul 24, 2013 5:53 PM</text:p>
          </table:table-cell>
          <table:table-cell office:value-type="string">
            <text:p>i'm just study</text:p>
          </table:table-cell>
          <table:table-cell table:number-columns-repeated="1021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5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50:13</dc:date>
    <dc:creator>Catarina Mota</dc:creator>
    <meta:editing-duration>PT00H00M14S</meta:editing-duration>
    <meta:editing-cycles>1</meta:editing-cycles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3.185cm" svg:y="0.18cm" chart:style-name="ch2">
          <text:p>Does your open-source hardware related income come from...</text:p>
        </chart:title>
        <chart:plot-area chart:style-name="ch3" table:cell-range-address="'Question 1'.A4:'Question 1'.A7 'Question 1'.C4:'Question 1'.C7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7">Selling my own open-source hardware products</text:p>
              </table:table-cell>
              <table:table-cell office:value-type="float" office:value="0.657">
                <text:p text:id="'Question 1'.C4:'Question 1'.C7">0.657</text:p>
              </table:table-cell>
            </table:table-row>
            <table:table-row>
              <table:table-cell office:value-type="string">
                <text:p>Retailing or distributing open-source hardware products designed by others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Providing paid support or consulting for open-source hardware products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Income from a company that produces open-source hardware products</text:p>
              </table:table-cell>
              <table:table-cell office:value-type="float" office:value="0.434">
                <text:p>0.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